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break-before="page"/>
    </style:style>
    <style:style style:name="TableColumn4" style:family="table-column">
      <style:table-column-properties style:column-width="0.8618in"/>
    </style:style>
    <style:style style:name="TableColumn5" style:family="table-column">
      <style:table-column-properties style:column-width="1.0055in"/>
    </style:style>
    <style:style style:name="TableColumn6" style:family="table-column">
      <style:table-column-properties style:column-width="0.9687in"/>
    </style:style>
    <style:style style:name="TableColumn7" style:family="table-column">
      <style:table-column-properties style:column-width="1.0826in"/>
    </style:style>
    <style:style style:name="TableColumn8" style:family="table-column">
      <style:table-column-properties style:column-width="1.152in"/>
    </style:style>
    <style:style style:name="TableColumn9" style:family="table-column">
      <style:table-column-properties style:column-width="1.1902in"/>
    </style:style>
    <style:style style:name="Table3" style:family="table">
      <style:table-properties style:width="6.2611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P128" style:parent-style-name="ListParagraph" style:family="paragraph"/>
  </office:automatic-styles>
  <office:body>
    <office:text text:use-soft-page-breaks="true">
      <text:p text:style-name="P1">Mobile Platform Development</text:p>
      <text:p text:style-name="Normal"/>
      <text:p text:style-name="Normal">Apk Link:<text:s/><text:a xlink:href="https://github.com/RMCG199110/MobilePlatformDev/blob/master/app/app-release.apk" office:target-frame-name="_top" xlink:show="replace"><text:span text:style-name="Hyperlink">https://github.com/RMCG199110/MobilePlatformDev/blob/master/app/app-release.apk</text:span></text:a></text:p>
      <text:p text:style-name="Normal">Screencast Link:<text:s/><text:a xlink:href="https://github.com/RMCG199110/MobilePlatformDev/blob/master/MobileCw.mp4" office:target-frame-name="_top" xlink:show="replace"><text:span text:style-name="Hyperlink">https://github.com/RMCG199110/MobilePlatformDev/blob/master/MobileCw.</text:span><text:span text:style-name="Hyperlink">mp4</text:span></text:a></text:p>
      <text:p text:style-name="Normal">All files:<text:s/><text:a xlink:href="https://github.com/RMCG199110/MobilePlatformDev" office:target-frame-name="_top" xlink:show="replace"><text:span text:style-name="Hyperlink">https://github.com/RMCG199110/MobilePlatformDev</text:span></text:a></text:p>
      <text:p text:style-name="Normal">Android Code:<text:s/><text:a xlink:href="https://github.com/RMCG199110/MobilePlatformDev/tree/master/Assignmenttest1/Assignmenttest1" office:target-frame-name="_top" xlink:show="replace"><text:span text:style-name="Hyperlink">https://github.com/RMCG199110/MobilePlatformDev/tree/master/Assignmenttest1/Assignmenttest1</text:span></text:a></text:p>
      <text:h text:style-name="Heading2" text:outline-level="2">Design Report</text:h>
      <text:p text:style-name="Normal"/>
      <text:p text:style-name="Normal">In this application an interface was developed using graphical components within android studio. The application should start with a main screen before loading onto the main menu<text:s/>screen so the user gets an idea of what the app is about. This can be achieved by displaying an image related to the content on a splash screen and creating a new activity to launch a menu screen. A splash screen was created in this application that launches a splash screen then moves onto the menu screen after a few milliseconds. The splash screen is on a timer rather than a click so that users are not unknowingly waiting for the application to load but being unaware that they must click the screen.</text:p>
      <text:p text:style-name="Normal"/>
      <text:p text:style-name="Normal">The<text:s/>next menu of this application should give the user two choices. Either choosing a parsed rss feed for current incidents from the traffic Scotland site or a parsed rss feed for planned road works from the traffic Scotland site. The components chosen for was<text:s/>to use buttons within a linear layout. The reason for using buttons is that they are well known in applications and using them comes naturally so do not require any thought when using the application. To know which button does what the buttons can have text added to them so that user knows what the button will do otherwise having blank buttons would come across as confusing as there would be no reference to their functionality. The reason for a linear layout is that there are only two buttons displayed so<text:s/>the more complex and flexibly layouts are not required for this method of displaying the buttons to the users. There is not much room for error with clicking a button so this avoids adding any functionality that the user may possibly break.</text:p>
      <text:p text:style-name="Normal"/>
      <text:p text:style-name="Normal">Once a user clicks on either Current Incidents or Planned Roadworks then this should open up a new activity and display a list of the relevant data. Both buttons should link to a very similar page with the only difference being the data that is sent through. Once the button is clicked they should be presented with a date picker. The date picker should not have any spinners as this can be very time consuming to use or irritating if the date is much further than away than the shown date when clicked. By only displaying the<text:s/>calendar when a button is clicked decision making is minimised making the application easier to use as the calendar without the spinner is much more effective and efficient than using the calendar with a spinner. Once a date is select the current incidents or planned roadworks for these dates should be returned within a new activity.</text:p>
      <text:p text:style-name="Normal"><text:s/>These activity screens should start with a search bar at the top of the screen. The search bar should have appropriate error handling where the user can input text to ensure<text:s/>that user cannot break the<text:s/><text:soft-page-break/>application. This will allow users to quickly narrow their search if there is a particular area that they are looking for in a hurry and can be helpful if the data returned is a large list of items that may take a while to search<text:s/>through. A list view will be used here to populate the data from the parsed xml. The list view allows many elements to be populated and contains its own scroll view if the user wishes to scroll through a lot of information. The items within the rss feed show how long that the particular roadworks is in place. This can be represented by changing the colour of elements in the list to represent the time left. If the road works are nearly finished i.e. a few days the colour should be green for that item. If the list is within a few weeks then the colour should be yellow and if the roadworks is taking months then colour should be red. The reason for this colour coordination is that these colours are usually associated with green being good, red resembling bad and yellow being somewhere between the two. One problem with displaying the information with a red coloured background is that users with protanopia colour-blindness can find black very hard to see when it is on a red background and vice-versa so when the background colour is red the text should be changed to white so that users can see it more clearly. When an item in the list is selected this should open another new activity.<text:s/></text:p>
      <text:p text:style-name="Normal">The activity that is selected once an item is selected should display a map at the top of the page to show the user exactly where the roadwork is located with ease. A text view will be used here to display the title and description of the road work. A text view is used as changing the font colour etc is easier than implanting changes to fonts in a list view and since only one item will be selected on this view a list view is not required. The item should use a pin marker on google maps to show the location and should also display how long that the road work will be up for when clicked.</text:p>
      <text:p text:style-name="Normal"/>
      <text:p text:style-name="Normal">Each of the activity screens created should have similarity between them so that the design remains consistent throughout. Toast messages will be used to confirm when the user has clicked on something so that the user is aware that they have selected something. When users are searching through either current or planned incidents there should be a button that will quickly navigate the user back to the options menu with the two buttons. Any errors that the user can cause should be handled such as the search<text:s/>bar.</text:p>
      <text:p text:style-name="Normal"/>
      <text:p text:style-name="P2"/>
      <text:h text:style-name="Heading1" text:outline-level="1">Testing Report / Documented Testing</text:h>
      <text:p text:style-name="Normal"/>
      <text:p text:style-name="Normal">Due to minimal implantation this section is limited.</text:p>
      <text:p text:style-name="Normal">Throughout testing the code log statements were used. Log statements were place before and after certain parts of the code to try and find relevant errors with<text:s/>the parser. A lot of issues caused by the emulator required several gradle dependencies to be fixed before the application would run. <text:s/>Sytem.out.println statements were used to test if items were properly added to a list. This was tested by checking the logcat console to ensure that the correct list of items was being displayed. Other testing included making sure the buttons within the application provided the correct response. Where the button broke the application, and stopped the application is usually<text:s/>where there was a semantic error within the code that had to be fixed.</text:p>
      <text:p text:style-name="Normal"/>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TEST CASE ID</text:p>
          </table:table-cell>
          <table:table-cell table:style-name="TableCell13">
            <text:p text:style-name="P14">TEST NAME</text:p>
          </table:table-cell>
          <table:table-cell table:style-name="TableCell15">
            <text:p text:style-name="P16">ACTION</text:p>
          </table:table-cell>
          <table:table-cell table:style-name="TableCell17">
            <text:p text:style-name="P18">EXPECTED</text:p>
          </table:table-cell>
          <table:table-cell table:style-name="TableCell19">
            <text:p text:style-name="P20">ACTUAL</text:p>
          </table:table-cell>
          <table:table-cell table:style-name="TableCell21">
            <text:p text:style-name="P22">COMMENTS</text:p>
          </table:table-cell>
        </table:table-row>
        <table:table-row table:style-name="TableRow23">
          <table:table-cell table:style-name="TableCell24">
            <text:p text:style-name="P25">0</text:p>
          </table:table-cell>
          <table:table-cell table:style-name="TableCell26">
            <text:p text:style-name="P27">ASYNC THREAD</text:p>
          </table:table-cell>
          <table:table-cell table:style-name="TableCell28">
            <text:p text:style-name="P29">Get data from async thread</text:p>
          </table:table-cell>
          <table:table-cell table:style-name="TableCell30">
            <text:p text:style-name="P31">Parse data through an async task</text:p>
          </table:table-cell>
          <table:table-cell table:style-name="TableCell32">
            <text:p text:style-name="P33">Data parsed occasionally different outcome, sometimes<text:s/>less data</text:p>
          </table:table-cell>
          <table:table-cell table:style-name="TableCell34">
            <text:p text:style-name="P35">Partial Success</text:p>
          </table:table-cell>
        </table:table-row>
        <table:table-row table:style-name="TableRow36">
          <table:table-cell table:style-name="TableCell37">
            <text:p text:style-name="P38">1</text:p>
          </table:table-cell>
          <table:table-cell table:style-name="TableCell39">
            <text:p text:style-name="P40">Splash Screen</text:p>
          </table:table-cell>
          <table:table-cell table:style-name="TableCell41">
            <text:p text:style-name="P42">Wait</text:p>
          </table:table-cell>
          <table:table-cell table:style-name="TableCell43">
            <text:p text:style-name="P44">New activity opens</text:p>
          </table:table-cell>
          <table:table-cell table:style-name="TableCell45">
            <text:p text:style-name="P46">New Activity opens</text:p>
          </table:table-cell>
          <table:table-cell table:style-name="TableCell47">
            <text:p text:style-name="P48">Successful</text:p>
          </table:table-cell>
        </table:table-row>
        <table:table-row table:style-name="TableRow49">
          <table:table-cell table:style-name="TableCell50">
            <text:p text:style-name="P51">2</text:p>
          </table:table-cell>
          <table:table-cell table:style-name="TableCell52">
            <text:p text:style-name="P53">Date Pick</text:p>
          </table:table-cell>
          <table:table-cell table:style-name="TableCell54">
            <text:p text:style-name="P55">Click either button</text:p>
          </table:table-cell>
          <table:table-cell table:style-name="TableCell56">
            <text:p text:style-name="P57">Opens date picker</text:p>
          </table:table-cell>
          <table:table-cell table:style-name="TableCell58">
            <text:p text:style-name="P59">Not Implemented</text:p>
          </table:table-cell>
          <table:table-cell table:style-name="TableCell60">
            <text:p text:style-name="P61">Not Implemented</text:p>
          </table:table-cell>
        </table:table-row>
        <table:table-row table:style-name="TableRow62">
          <table:table-cell table:style-name="TableCell63">
            <text:p text:style-name="P64">3</text:p>
          </table:table-cell>
          <table:table-cell table:style-name="TableCell65">
            <text:p text:style-name="P66">Current Incidents</text:p>
          </table:table-cell>
          <table:table-cell table:style-name="TableCell67">
            <text:p text:style-name="P68">Click button</text:p>
          </table:table-cell>
          <table:table-cell table:style-name="TableCell69">
            <text:p text:style-name="P70">New Activity List view opens with<text:s/>populated list</text:p>
          </table:table-cell>
          <table:table-cell table:style-name="TableCell71">
            <text:p text:style-name="P72">New Activity</text:p>
            <text:p text:style-name="P73">List view opens with populated list</text:p>
          </table:table-cell>
          <table:table-cell table:style-name="TableCell74">
            <text:p text:style-name="P75">Successful</text:p>
          </table:table-cell>
        </table:table-row>
        <table:table-row table:style-name="TableRow76">
          <table:table-cell table:style-name="TableCell77">
            <text:p text:style-name="P78">4</text:p>
          </table:table-cell>
          <table:table-cell table:style-name="TableCell79">
            <text:p text:style-name="P80">Planned Roadworks</text:p>
          </table:table-cell>
          <table:table-cell table:style-name="TableCell81">
            <text:p text:style-name="P82">Click Button</text:p>
          </table:table-cell>
          <table:table-cell table:style-name="TableCell83">
            <text:p text:style-name="P84">New Activity with planned roadwork opens with populated list</text:p>
          </table:table-cell>
          <table:table-cell table:style-name="TableCell85">
            <text:p text:style-name="P86">New Activity with planned roadwork opens with populated list</text:p>
          </table:table-cell>
          <table:table-cell table:style-name="TableCell87">
            <text:p text:style-name="P88">Successful</text:p>
          </table:table-cell>
        </table:table-row>
        <table:table-row table:style-name="TableRow89">
          <table:table-cell table:style-name="TableCell90">
            <text:p text:style-name="P91">5</text:p>
          </table:table-cell>
          <table:table-cell table:style-name="TableCell92">
            <text:p text:style-name="P93">Item List<text:s/>search</text:p>
          </table:table-cell>
          <table:table-cell table:style-name="TableCell94">
            <text:p text:style-name="P95">Enter text search bar</text:p>
          </table:table-cell>
          <table:table-cell table:style-name="TableCell96">
            <text:p text:style-name="P97">Narrow list by search</text:p>
          </table:table-cell>
          <table:table-cell table:style-name="TableCell98">
            <text:p text:style-name="P99">Failed Implementation</text:p>
          </table:table-cell>
          <table:table-cell table:style-name="TableCell100">
            <text:p text:style-name="P101">Failed Implementation, commented out in List view class</text:p>
          </table:table-cell>
        </table:table-row>
        <table:table-row table:style-name="TableRow102">
          <table:table-cell table:style-name="TableCell103">
            <text:p text:style-name="P104">6</text:p>
          </table:table-cell>
          <table:table-cell table:style-name="TableCell105">
            <text:p text:style-name="P106">Item colour</text:p>
          </table:table-cell>
          <table:table-cell table:style-name="TableCell107">
            <text:p text:style-name="P108">None</text:p>
          </table:table-cell>
          <table:table-cell table:style-name="TableCell109">
            <text:p text:style-name="P110">List should be different colour depending on duration</text:p>
          </table:table-cell>
          <table:table-cell table:style-name="TableCell111">
            <text:p text:style-name="P112">Failed implementation</text:p>
          </table:table-cell>
          <table:table-cell table:style-name="TableCell113">
            <text:p text:style-name="P114">Problem with parsing duration</text:p>
          </table:table-cell>
        </table:table-row>
        <table:table-row table:style-name="TableRow115">
          <table:table-cell table:style-name="TableCell116">
            <text:p text:style-name="P117">7</text:p>
          </table:table-cell>
          <table:table-cell table:style-name="TableCell118">
            <text:p text:style-name="P119">Item List</text:p>
          </table:table-cell>
          <table:table-cell table:style-name="TableCell120">
            <text:p text:style-name="P121">Click Item</text:p>
          </table:table-cell>
          <table:table-cell table:style-name="TableCell122">
            <text:p text:style-name="P123">Google map with description</text:p>
          </table:table-cell>
          <table:table-cell table:style-name="TableCell124">
            <text:p text:style-name="P125">Not implemented</text:p>
          </table:table-cell>
          <table:table-cell table:style-name="TableCell126">
            <text:p text:style-name="P127">Not Implemented</text:p>
          </table:table-cell>
        </table:table-row>
      </table:table>
      <text:p text:style-name="Normal"/>
      <text:list text:style-name="LFO1" text:continue-numbering="true">
        <text:list-item>
          <text:p text:style-name="P128">Junit testing not implement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Robert McGuire</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mcguire</meta:initial-creator>
    <dc:creator>Mcguire, Robert</dc:creator>
    <meta:creation-date>2018-03-28T04:45:00Z</meta:creation-date>
    <dc:date>2018-03-28T07:35:00Z</dc:date>
    <meta:template xlink:href="Normal" xlink:type="simple"/>
    <meta:editing-cycles>3</meta:editing-cycles>
    <meta:editing-duration>PT10020S</meta:editing-duration>
    <meta:document-statistic meta:page-count="4" meta:paragraph-count="15" meta:word-count="1186" meta:character-count="7932" meta:row-count="56" meta:non-whitespace-character-count="6761"/>
  </office:meta>
</office:document-meta>
</file>